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14cm" fo:min-width="3.056cm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3.814cm" fo:min-width="3.0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4cm" fo:min-width="0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-color="#8d1d75" draw:textarea-horizontal-align="justify" draw:textarea-vertical-align="middle" draw:auto-grow-height="false" fo:min-height="4.068cm" fo:min-width="3.056cm"/>
    </style:style>
    <style:style style:name="gr7" style:family="graphic" style:parent-style-name="standard">
      <style:graphic-properties draw:fill-color="#8d1d75" draw:textarea-horizontal-align="justify" draw:textarea-vertical-align="middle" draw:auto-grow-height="false" fo:min-height="4.195cm" fo:min-width="3.183cm"/>
    </style:style>
    <style:style style:name="gr8" style:family="graphic" style:parent-style-name="standard">
      <style:graphic-properties draw:fill-color="#8d1d75" draw:textarea-horizontal-align="justify" draw:textarea-vertical-align="middle" draw:auto-grow-height="false" fo:min-height="3.814cm" fo:min-width="3.056cm"/>
    </style:style>
    <style:style style:name="gr9" style:family="graphic" style:parent-style-name="standard">
      <style:graphic-properties draw:fill-color="#8d1d75" draw:textarea-horizontal-align="justify" draw:textarea-vertical-align="middle" draw:auto-grow-height="false" fo:min-height="3.941cm" fo:min-width="3.564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8.409cm" fo:min-width="6.127cm"/>
    </style:style>
    <style:style style:name="gr11" style:family="graphic" style:parent-style-name="standard">
      <style:graphic-properties draw:stroke="none" svg:stroke-color="#000000" draw:fill="none" draw:fill-color="#ffffff" fo:min-height="1.274cm"/>
    </style:style>
    <style:style style:name="gr12" style:family="graphic" style:parent-style-name="standard">
      <style:graphic-properties draw:fill-color="#ff860d" draw:textarea-horizontal-align="justify" draw:textarea-vertical-align="middle" draw:auto-grow-height="false" fo:min-height="1.02cm" fo:min-width="4.326cm"/>
    </style:style>
    <style:style style:name="gr13" style:family="graphic" style:parent-style-name="standard">
      <style:graphic-properties draw:fill-color="#ff860d" draw:textarea-horizontal-align="justify" draw:textarea-vertical-align="middle" draw:auto-grow-height="false" fo:min-height="1.02cm" fo:min-width="4.326cm"/>
    </style:style>
    <style:style style:name="gr14" style:family="graphic" style:parent-style-name="standard">
      <style:graphic-properties draw:fill-color="#ff860d" draw:textarea-horizontal-align="justify" draw:textarea-vertical-align="middle" draw:auto-grow-height="false" fo:min-height="0.385cm" fo:min-width="1.9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18" style:family="graphic" style:parent-style-name="standard">
      <style:graphic-properties draw:stroke="none" svg:stroke-color="#000000" draw:fill="none" draw:fill-color="#ffffff" fo:min-height="4.068cm"/>
    </style:style>
    <style:style style:name="gr19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8d1d75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860d"/>
      <style:paragraph-properties fo:text-align="center"/>
    </style:style>
    <style:style style:name="P9" style:family="paragraph"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-color="#ff860d"/>
      <style:paragraph-properties fo:text-align="center"/>
      <style:text-properties fo:font-size="13pt" style:font-size-asian="13pt" style:font-size-complex="13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556cm" svg:height="4.064cm" svg:x="8.493cm" svg:y="2.2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39cm" svg:height="0.962cm" svg:x="8.909cm" svg:y="3.727cm">
          <draw:text-box>
            <text:p>Watcher</text:p>
          </draw:text-box>
        </draw:frame>
        <draw:frame draw:style-name="gr4" draw:text-style-name="P3" draw:layer="layout" svg:width="2.403cm" svg:height="2.054cm" svg:x="5.826cm" svg:y="3.391cm">
          <draw:text-box>
            <text:p>Watch</text:p>
            <text:p>Queue</text:p>
          </draw:text-box>
        </draw:frame>
        <draw:line draw:style-name="gr5" draw:text-style-name="P4" draw:layer="layout" svg:x1="10.271cm" svg:y1="6.715cm" svg:x2="10.271cm" svg:y2="10.271cm">
          <text:p/>
        </draw:line>
        <draw:line draw:style-name="gr5" draw:text-style-name="P4" draw:layer="layout" svg:x1="10.906cm" svg:y1="6.715cm" svg:x2="15.351cm" svg:y2="9.89cm">
          <text:p/>
        </draw:line>
        <draw:custom-shape draw:style-name="gr6" draw:text-style-name="P5" draw:layer="layout" svg:width="3.556cm" svg:height="4.318cm" svg:x="8.62cm" svg:y="10.525cm">
          <text:p text:style-name="P1">Qiime1-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683cm" svg:height="4.445cm" svg:x="14.335cm" svg:y="10.525cm">
          <text:p text:style-name="P1">Qiime2-0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.271cm" svg:y1="15.097cm" svg:x2="10.271cm" svg:y2="17.256cm">
          <text:p/>
        </draw:line>
        <draw:custom-shape draw:style-name="gr8" draw:text-style-name="P5" draw:layer="layout" svg:width="3.556cm" svg:height="4.064cm" svg:x="8.62cm" svg:y="17.764cm">
          <text:p text:style-name="P1">Qiime1-0</text:p>
          <text:p text:style-name="P1">BodySite</text:p>
          <text:p text:style-name="P1">Gut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064cm" svg:height="4.191cm" svg:x="14.208cm" svg:y="17.764cm">
          <text:p text:style-name="P1">SparCC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1.922cm" svg:y1="15.097cm" svg:x2="15.224cm" svg:y2="17.51cm">
          <text:p/>
        </draw:line>
        <draw:custom-shape draw:style-name="gr10" draw:text-style-name="P6" draw:layer="layout" svg:width="6.627cm" svg:height="8.659cm" svg:x="1.485cm" svg:y="9.613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6.35cm" svg:height="1.524cm" svg:x="1.508cm" svg:y="9.89cm">
          <draw:text-box>
            <text:p text:style-name="P1">MongoDB</text:p>
          </draw:text-box>
        </draw:frame>
        <draw:custom-shape draw:style-name="gr12" draw:text-style-name="P8" draw:layer="layout" svg:width="4.826cm" svg:height="1.27cm" svg:x="2.524cm" svg:y="11.287cm">
          <text:p text:style-name="P1">Qiime1-0 Doc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826cm" svg:height="1.27cm" svg:x="2.524cm" svg:y="12.938cm">
          <text:p text:style-name="P1">Qiime2-0 Doc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826cm" svg:height="1.27cm" svg:x="2.524cm" svg:y="14.462cm">
          <text:p text:style-name="P9"><text:span text:style-name="T1">Qiime1-0 BodySite</text:span></text:p>
          <text:p text:style-name="P9"><text:span text:style-name="T1">Gut Doc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4.826cm" svg:height="1.27cm" svg:x="2.524cm" svg:y="16.113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4.689cm" svg:height="0.839cm" svg:x="2.534cm" svg:y="16.417cm">
          <draw:text-box>
            <text:p text:style-name="P11"><text:span text:style-name="T2">Qiime1-0 SparCC</text:span></text:p>
          </draw:text-box>
        </draw:frame>
        <draw:custom-shape draw:style-name="gr14" draw:text-style-name="P8" draw:layer="layout" svg:width="2.413cm" svg:height="0.635cm" svg:x="9.255cm" svg:y="13.44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413cm" svg:height="0.635cm" svg:x="14.97cm" svg:y="13.57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413cm" svg:height="0.635cm" svg:x="15.097cm" svg:y="20.81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413cm" svg:height="0.635cm" svg:x="9.255cm" svg:y="20.812cm">
          <text:p text:style-name="P1">3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192cm" svg:height="2.384cm" svg:x="1.586cm" svg:y="11.414cm">
          <draw:text-box>
            <text:p>1)</text:p>
            <text:p/>
            <text:p/>
          </draw:text-box>
        </draw:frame>
        <draw:frame draw:style-name="gr16" draw:text-style-name="P3" draw:layer="layout" svg:width="1.065cm" svg:height="1.089cm" svg:x="1.586cm" svg:y="13.065cm">
          <draw:text-box>
            <text:p>2)</text:p>
          </draw:text-box>
        </draw:frame>
        <draw:frame draw:style-name="gr17" draw:text-style-name="P3" draw:layer="layout" svg:width="1.065cm" svg:height="1.143cm" svg:x="1.508cm" svg:y="14.589cm">
          <draw:text-box>
            <text:p>3)</text:p>
          </draw:text-box>
        </draw:frame>
        <draw:frame draw:style-name="gr3" draw:text-style-name="P3" draw:layer="layout" svg:width="1.065cm" svg:height="0.962cm" svg:x="1.518cm" svg:y="16.193cm">
          <draw:text-box>
            <text:p>4)</text:p>
          </draw:text-box>
        </draw:frame>
        <draw:frame draw:style-name="gr18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5" draw:text-style-name="P4" draw:layer="layout" svg:x1="7.604cm" svg:y1="1.381cm" svg:x2="9.382cm" svg:y2="2.016cm">
          <text:p/>
        </draw:line>
        <draw:line draw:style-name="gr5" draw:text-style-name="P4" draw:layer="layout" svg:x1="5.572cm" svg:y1="1.381cm" svg:x2="4.048cm" svg:y2="1.889cm">
          <text:p/>
        </draw:line>
        <draw:connector draw:style-name="gr19" draw:text-style-name="P1" draw:layer="layout" svg:x1="5.445cm" svg:y1="4.302cm" svg:x2="8.493cm" svg:y2="4.302cm" draw:start-shape="id1" draw:end-shape="id2" draw:end-glue-point="3" svg:d="M5445 4302h3048" svg:viewBox="0 0 3049 1">
          <text:p/>
        </draw:connector>
        <draw:frame draw:style-name="gr3" draw:text-style-name="P3" draw:layer="layout" svg:width="3.393cm" svg:height="0.962cm" svg:x="13.954cm" svg:y="2.778cm">
          <draw:text-box>
            <text:p>$MMEDS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9T12:52:47.272394516</meta:creation-date>
    <dc:date>2019-12-09T13:51:16.693969435</dc:date>
    <meta:editing-duration>PT17M6S</meta:editing-duration>
    <meta:editing-cycles>3</meta:editing-cycles>
    <meta:generator>LibreOffice/6.2.8.2$Linux_X86_64 LibreOffice_project/20$Build-2</meta:generator>
    <meta:document-statistic meta:object-count="32"/>
  </office:meta>
</office:document-meta>
</file>